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underline-style="none"/>
    </style:style>
    <style:style style:name="T5" style:family="text">
      <style:text-properties style:text-position="0% 100%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4_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text:tab/></text:p>
      <text:p text:style-name="P5">Author of letter<text:tab/><text:tab/><text:tab/><text:tab/>Dr. A. Kohut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ne 5, 1891</text:p>
      <text:p text:style-name="P5">Month<text:tab/><text:tab/><text:tab/><text:tab/><text:tab/><text:tab/>June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Y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S. Morais/</text:p>
      <text:p text:style-name="P2">546 North 5<text:span text:style-name="T2">th</text:span><text:span text:style-name="T3"> Street/</text:span></text:p>
      <text:p text:style-name="P2"><text:span text:style-name="T3">Philadelphia/</text:span></text:p>
      <text:p text:style-name="P2"><text:span text:style-name="T3">Pa./</text:span></text:p>
      <text:p text:style-name="P2"><text:span text:style-name="T3"/></text:p>
      <text:p text:style-name="P2"><text:span text:style-name="T3">[Page 2]</text:span></text:p>
      <text:p text:style-name="P3"><text:span text:style-name="T3">39 Beekman Place/</text:span></text:p>
      <text:p text:style-name="P3"><text:span text:style-name="T3">N. Y. June 5[/ inserted by author]91/</text:span></text:p>
      <text:p text:style-name="P2"><text:span text:style-name="T3">Dr S. Morais,/</text:span></text:p>
      <text:p text:style-name="P2"><text:span text:style-name="T3"><text:tab/>Dear Sir:-/</text:span></text:p>
      <text:p text:style-name="P2"><text:span text:style-name="T3"><text:tab/><text:tab/>Father begs/ me to request you to inform/ him whether you can/ obtain for him the </text:span><text:span text:style-name="T4">"</text:span><text:span text:style-name="T5">Lessico</text:span><text:span text:style-name="T4">/ </text:span><text:span text:style-name="T5">Talmudico</text:span><text:span text:style-name="T4">" of Rabb. Dr M./ Lattes of Italy. <text:s/>He has/ the first publication (1879)/ 142 pp, but he needs the/ succeeding volumes (2 or/ 3 I believe) very urgently./ <text:s/>He would be very grate-/ful for </text:span><text:soft-page-break/><text:span text:style-name="T4">your kindness in/ obtaining the missing/ volumes from some of/ your friends in Italy, as/ it is impossible to get/ it elsewhere. <text:s/>He will/ of course refund all/ expenditures./</text:span></text:p>
      <text:p text:style-name="P2"><text:span text:style-name="T4"><text:tab/>With friendly regards/ from father/ I am yours respectfully/ Dr A Kohut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3T15:29:37.21</meta:creation-date>
    <meta:document-statistic meta:table-count="0" meta:image-count="0" meta:object-count="0" meta:page-count="3" meta:paragraph-count="72" meta:word-count="287" meta:character-count="1938"/>
    <dc:date>2011-11-23T15:36:42.75</dc:date>
    <dc:creator>Penn Libraries</dc:creator>
    <meta:editing-duration>PT00H07M05S</meta:editing-duration>
    <meta:editing-cycles>1</meta:editing-cycles>
    <meta:generator>OpenOffice.org/3.2$Win32 OpenOffice.org_project/320m12$Build-9483</meta:generator>
  </office:meta>
</office:document-meta>
</file>